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5:38.806705500">00:00:00</text:time></text:span><text:span text:style-name="MT2"><text:time style:data-style-name="N2" text:time-value="16:05:38.8067630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5:38.817434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6:06:19.063174000</dc:date>
    <meta:print-date>2020-07-07T14:13:04.434000000</meta:print-date>
    <dc:language>pt-PT</dc:language>
    <meta:editing-cycles>683</meta:editing-cycles>
    <meta:editing-duration>PT20H43M4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